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104.02mm"/>
    </style:style>
    <style:style style:name="co3" style:family="table-column">
      <style:table-column-properties fo:break-before="auto" style:column-width="135.54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6.13mm"/>
    </style:style>
    <style:style style:name="co7" style:family="table-column">
      <style:table-column-properties fo:break-before="auto" style:column-width="79.82mm"/>
    </style:style>
    <style:style style:name="co8" style:family="table-column">
      <style:table-column-properties fo:break-before="auto" style:column-width="109.56mm"/>
    </style:style>
    <style:style style:name="co9" style:family="table-column">
      <style:table-column-properties fo:break-before="auto" style:column-width="98.04mm"/>
    </style:style>
    <style:style style:name="co10" style:family="table-column">
      <style:table-column-properties fo:break-before="auto" style:column-width="104.3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21.99mm"/>
    </style:style>
    <style:style style:name="co13" style:family="table-column">
      <style:table-column-properties fo:break-before="auto" style:column-width="88.49mm"/>
    </style:style>
    <style:style style:name="co14" style:family="table-column">
      <style:table-column-properties fo:break-before="auto" style:column-width="37.57mm"/>
    </style:style>
    <style:style style:name="co15" style:family="table-column">
      <style:table-column-properties fo:break-before="auto" style:column-width="132.61mm"/>
    </style:style>
    <style:style style:name="co16" style:family="table-column">
      <style:table-column-properties fo:break-before="auto" style:column-width="99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4mm" fo:break-before="auto" style:use-optimal-row-height="true"/>
    </style:style>
    <style:style style:name="ro3" style:family="table-row">
      <style:table-row-properties style:row-height="40.2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7.88mm" fo:break-before="auto" style:use-optimal-row-height="true"/>
    </style:style>
    <style:style style:name="ro6" style:family="table-row">
      <style:table-row-properties style:row-height="11.5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7.94mm" fo:break-before="auto" style:use-optimal-row-height="true"/>
    </style:style>
    <style:style style:name="ro9" style:family="table-row">
      <style:table-row-properties style:row-height="16.4mm" fo:break-before="auto" style:use-optimal-row-height="true"/>
    </style:style>
    <style:style style:name="ro10" style:family="table-row">
      <style:table-row-properties style:row-height="24.34mm" fo:break-before="auto" style:use-optimal-row-height="true"/>
    </style:style>
    <style:style style:name="ro11" style:family="table-row">
      <style:table-row-properties style:row-height="12.44mm" fo:break-before="auto" style:use-optimal-row-height="true"/>
    </style:style>
    <style:style style:name="ro12" style:family="table-row">
      <style:table-row-properties style:row-height="28.31mm" fo:break-before="auto" style:use-optimal-row-height="true"/>
    </style:style>
    <style:style style:name="ro13" style:family="table-row">
      <style:table-row-properties style:row-height="30.16mm" fo:break-before="auto" style:use-optimal-row-height="true"/>
    </style:style>
    <style:style style:name="ro14" style:family="table-row">
      <style:table-row-properties style:row-height="12.36mm" fo:break-before="auto" style:use-optimal-row-height="true"/>
    </style:style>
    <style:style style:name="ro15" style:family="table-row">
      <style:table-row-properties style:row-height="20.37mm" fo:break-before="auto" style:use-optimal-row-height="true"/>
    </style:style>
    <style:style style:name="ro16" style:family="table-row">
      <style:table-row-properties style:row-height="64.03mm" fo:break-before="auto" style:use-optimal-row-height="true"/>
    </style:style>
    <style:style style:name="ro17" style:family="table-row">
      <style:table-row-properties style:row-height="36.25mm" fo:break-before="auto" style:use-optimal-row-height="true"/>
    </style:style>
    <style:style style:name="ro18" style:family="table-row">
      <style:table-row-properties style:row-height="16.32mm" fo:break-before="auto" style:use-optimal-row-height="true"/>
    </style:style>
    <style:style style:name="ro19" style:family="table-row">
      <style:table-row-properties style:row-height="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17" style:family="table-cell" style:parent-style-name="Default">
      <style:table-cell-properties fo:wrap-option="wrap" style:vertical-align="top"/>
    </style:style>
    <style:style style:name="ce35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vertical-align="top"/>
      <style:text-properties style:font-name="DejaVu Sans Mono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1" style:font-size-asian="10pt" style:font-size-complex="10pt"/>
    </style:style>
    <style:style style:name="ce45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51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29" style:family="table-cell" style:parent-style-name="Default">
      <style:table-cell-properties fo:wrap-option="wrap" style:vertical-align="top"/>
      <style:text-properties style:font-name="Liberation Sans"/>
    </style:style>
    <style:style style:name="ce65" style:family="table-cell" style:parent-style-name="Default" style:data-style-name="N100">
      <style:table-cell-properties fo:wrap-option="wrap" style:vertical-align="top"/>
    </style:style>
    <style:style style:name="ce31" style:family="table-cell" style:parent-style-name="Default">
      <style:table-cell-properties fo:wrap-option="wrap" style:vertical-align="top"/>
      <style:text-properties style:font-name="DejaVu Sans Mono"/>
    </style:style>
    <style:style style:name="ce33" style:family="table-cell" style:parent-style-name="Default">
      <style:table-cell-properties fo:wrap-option="wrap" style:vertical-align="top"/>
      <style:text-properties style:font-name="Ubuntu"/>
    </style:style>
    <style:style style:name="ce38" style:family="table-cell" style:parent-style-name="Default">
      <style:table-cell-properties fo:wrap-option="wrap"/>
    </style:style>
    <style:style style:name="ce42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mm"/>
      <style:text-properties style:font-name="DejaVu Sans Mono" fo:font-size="10pt" style:font-size-asian="10pt" style:font-size-complex="10pt"/>
    </style:style>
    <style:style style:name="ce44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46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47" style:family="table-cell" style:parent-style-name="Default">
      <style:table-cell-properties fo:wrap-option="wrap"/>
      <style:text-properties style:font-name="Liberation Sans"/>
    </style:style>
    <style:style style:name="ce48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ce40" style:family="table-cell" style:parent-style-name="Default">
      <style:table-cell-properties fo:wrap-option="wrap"/>
      <style:text-properties style:font-name="Ubuntu" fo:font-weight="bold" style:font-weight-asian="bold" style:font-weight-complex="bold"/>
    </style:style>
    <style:style style:name="T1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  <style:style style:name="T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Ubuntu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32"/>
        <table:table-column table:style-name="co2" table:default-cell-style-name="ce35"/>
        <table:table-column table:style-name="co3" table:default-cell-style-name="ce51"/>
        <table:table-column table:style-name="co4" table:default-cell-style-name="ce29"/>
        <table:table-column table:style-name="co5" table:number-columns-repeated="1020" table:default-cell-style-name="ce29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o-release-upgrade</text:p>
          </table:table-cell>
          <table:table-cell office:value-type="string" calcext:value-type="string">
            <text:p>Upgrade operating system to latest release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ame -s</text:p>
          </table:table-cell>
          <table:table-cell office:value-type="string" calcext:value-type="string">
            <text:p>Nom du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ame -r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ge-old-kernels</text:p>
          </table:table-cell>
          <table:table-cell office:value-type="string" calcext:value-type="string">
            <text:p>Purge les vieux kernels (s’appuie sur byobu qui doit être installé)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xdg-user-dirs-update</text:p>
          </table:table-cell>
          <table:table-cell table:style-name="ce26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dconf-editor</text:p>
          </table:table-cell>
          <table:table-cell table:style-name="ce26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free</text:p>
          </table:table-cell>
          <table:table-cell table:style-name="ce26" office:value-type="string" calcext:value-type="string">
            <text:p>Display amount of free and used memory in the system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style-name="ce26"/>
          <table:table-cell table:number-columns-repeated="1021"/>
        </table:table-row>
        <table:table-row table:style-name="ro1">
          <table:table-cell office:value-type="string" calcext:value-type="string">
            <text:p>CRONTAB</text:p>
          </table:table-cell>
          <table:table-cell table:style-name="ce19"/>
          <table:table-cell table:style-name="ce26"/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crontab -l</text:p>
          </table:table-cell>
          <table:table-cell table:style-name="ce26" office:value-type="string" calcext:value-type="string">
            <text:p>Voir mon fichier crontab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crontab -e</text:p>
          </table:table-cell>
          <table:table-cell table:style-name="ce26" office:value-type="string" calcext:value-type="string">
            <text:p>Éditer mon fichier crontab.</text:p>
          </table:table-cell>
          <table:table-cell table:number-columns-repeated="1021"/>
        </table:table-row>
        <table:table-row table:style-name="ro3">
          <table:table-cell/>
          <table:table-cell table:style-name="ce19" office:value-type="string" calcext:value-type="string">
            <text:p># Example of job definition:</text:p>
            <text:p># .---------------- minute (0 - 59)</text:p>
            <text:p># |  .------------- hour (0 - 23)</text:p>
            <text:p># |  |  .---------- day of month (1 - 31)</text:p>
            <text:p># |  |  |  .------- month (1 - 12) OR jan,feb,mar,apr ...</text:p>
            <text:p># |  |  |  |  .---- day of week (0 - 6) (Sunday=0 or 7) OR sun,mon,tue,wed,thu,fri,sat</text:p>
            <text:p># |  |  |  |  |</text:p>
            <text:p># *  *  *  *  *  user command to be executed</text:p>
          </table:table-cell>
          <table:table-cell table:style-name="ce26" office:value-type="string" calcext:value-type="string">
            <text:p>Syntaxe d’une ligne de crontab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0 0 13 1 5 tâche</text:p>
          </table:table-cell>
          <table:table-cell table:style-name="ce26" office:value-type="string" calcext:value-type="string">
            <text:p>Exécuter tâche le 13 janvier et tous les vendredis.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*/5 9-17 * * mon,tue,wed,thu,fri wall "Où en es tu ?"</text:p>
          </table:table-cell>
          <table:table-cell table:style-name="ce26" office:value-type="string" calcext:value-type="string">
            <text:p>Afficher un message toutes les 5 minutes entre 9h et 17h.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00 */6 * * * /root/scripts/synchronisation-ftp.sh</text:p>
          </table:table-cell>
          <table:table-cell office:value-type="string" calcext:value-type="string">
            <text:p>Exécution d’une commande toutes les 6 heures.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00 22 * * * /root/scripts/sauvegarde.sh &gt;&gt; sauvegarde.log</text:p>
          </table:table-cell>
          <table:table-cell office:value-type="string" calcext:value-type="string">
            <text:p>Exécution d’une commande à 22h et écriture dans un fichier log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WATCH</text:p>
          </table:table-cell>
          <table:table-cell table:style-name="ce19"/>
          <table:table-cell table:number-columns-repeated="1022"/>
        </table:table-row>
        <table:table-row table:style-name="ro5">
          <table:table-cell/>
          <table:table-cell table:style-name="ce19" office:value-type="string" calcext:value-type="string">
            <text:p>watch -n 5 &lt;command&gt;</text:p>
          </table:table-cell>
          <table:table-cell office:value-type="string" calcext:value-type="string">
            <text:p>Exécute &lt;command&gt; toutes les 5 secondes et affiche le résultat rafraîchi dans le Terminal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nmap 192.168.1.11</text:p>
          </table:table-cell>
          <table:table-cell office:value-type="string" calcext:value-type="string">
            <text:p>Scanne les ports ouverts sur une machine du réseau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sudo netdiscover -r 192.168.1.0/24</text:p>
          </table:table-cell>
          <table:table-cell office:value-type="string" calcext:value-type="string">
            <text:p>Scanne le réseau local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avahi-browse --all --terminate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avahi-resolve-address 192.168.1.254</text:p>
          </table:table-cell>
          <table:table-cell office:value-type="string" calcext:value-type="string">
            <text:p>Résout l’adresse IP passée en paramètre.</text:p>
          </table:table-cell>
          <table:table-cell table:number-columns-repeated="1021"/>
        </table:table-row>
        <table:table-row table:style-name="ro6">
          <table:table-cell/>
          <table:table-cell table:style-name="ce19" office:value-type="string" calcext:value-type="string">
            <text:p>nmcli</text:p>
          </table:table-cell>
          <table:table-cell office:value-type="string" calcext:value-type="string">
            <text:p>Command-line tool for controlling NetworkManager. Use "nmcli device show" to get complete information about known devices and "nmcli connection show" to get an overview on active connection profiles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available columns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7">
          <table:table-cell/>
          <table:table-cell table:style-name="ce19" office:value-type="string" calcext:value-type="string">
            <text:p>findmnt -lo source,target,fstype,label,options,used -t ext4</text:p>
          </table:table-cell>
          <table:table-cell office:value-type="string" calcext:value-type="string">
            <text:p>-l: list; -o: options list; -t: filter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lsblk -io KNAME,TYPE,SIZE,MODEL</text:p>
          </table:table-cell>
          <table:table-cell office:value-type="string" calcext:value-type="string">
            <text:p>Lists <text:s/>information <text:s/>about <text:s/>all available or the specified block devices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19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service --status-all</text:p>
          </table:table-cell>
          <table:table-cell office:value-type="string" calcext:value-type="string">
            <text:p>Runs all init scripts with the status command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1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To know who I am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<text:span text:style-name="T1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ps -aux</text:p>
          </table:table-cell>
          <table:table-cell office:value-type="string" calcext:value-type="string">
            <text:p>Liste des processes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pkill firefox</text:p>
          </table:table-cell>
          <table:table-cell office:value-type="string" calcext:value-type="string">
            <text:p>Idem (encore faut-il être sûr qu’il n’y a qu’un process firefox)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19"/>
          <table:table-cell table:number-columns-repeated="1022"/>
        </table:table-row>
        <table:table-row table:style-name="ro8">
          <table:table-cell/>
          <table:table-cell table:style-name="ce19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8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ncdu [path]</text:p>
          </table:table-cell>
          <table:table-cell office:value-type="string" calcext:value-type="string">
            <text:p>Taille d'un dossier et de ses sous-dossiers + interface (basé sur le précédent). Défaut : répertoire cour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-L 2 &lt;nom_du_dossier&gt;</text:p>
          </table:table-cell>
          <table:table-cell office:value-type="string" calcext:value-type="string">
            <text:p>Visualiser l'arborescence d'un dossier avec une profondeur de 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string" calcext:value-type="string">
            <text:p>List current directory cont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 -s ' ' &lt; data</text:p>
          </table:table-cell>
          <table:table-cell office:value-type="string" calcext:value-type="string">
            <text:p>Supprime (squeeze) les espaces en trop dans data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lumn test.txt -t -s "|"</text:p>
          </table:table-cell>
          <table:table-cell table:style-name="ce35" office:value-type="string" calcext:value-type="string">
            <text:p>Dispose un fichier en colonnes :</text:p>
            <text:p>No.|Country|Yes/No</text:p>
            <text:p>01|India|Y</text:p>
            <text:p>02|US|Y</text:p>
            <text:p>03|Australia|Y</text:p>
            <text:p>=&gt;</text:p>
            <text:p>No.  Country      Yes/No</text:p>
            <text:p>01   India        Y</text:p>
            <text:p>02   US           Y</text:p>
            <text:p>03   Australia    Y</text:p>
          </table:table-cell>
          <table:table-cell office:value-type="string" calcext:value-type="string">
            <text:p>Voir aussi rs (mieux)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t 36</text:p>
          </table:table-cell>
          <table:table-cell table:style-name="ce35" office:value-type="string" calcext:value-type="string">
            <text:p>Écrit les nombres de 1 à 36.</text:p>
          </table:table-cell>
          <table:table-cell office:value-type="string" calcext:value-type="string">
            <text:p>Nombreuses options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t 36 | rs 4 9</text:p>
          </table:table-cell>
          <table:table-cell table:style-name="ce35" office:value-type="string" calcext:value-type="string">
            <text:p>Dispose les nombres de 1 à 36 sur 4 lignes et 9 colonnes.</text:p>
          </table:table-cell>
          <table:table-cell table:number-columns-repeated="1021"/>
        </table:table-row>
        <table:table-row table:style-name="ro11">
          <table:table-cell/>
          <table:table-cell table:style-name="ce19" office:value-type="string" calcext:value-type="string">
            <text:p>uniq -f2 FileName | wc -l</text:p>
          </table:table-cell>
          <table:table-cell table:style-name="ce35" office:value-type="string" calcext:value-type="string">
            <text:p>Renvoie le nombre de termes différents dans le champ 3 (les 2 premiers champs sont sautés) du fichier FileName.</text:p>
            <text:p>(uniq: report or omit repeated lines)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sort -uk3 FileName | wc -l</text:p>
          </table:table-cell>
          <table:table-cell table:style-name="ce35" office:value-type="string" calcext:value-type="string">
            <text:p>La même chose si les entrées ne sont pas pré-triées.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8">
          <table:table-cell/>
          <table:table-cell table:style-name="ce19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2">
          <table:table-cell/>
          <table:table-cell table:style-name="ce19" office:value-type="string" calcext:value-type="string">
            <text:p>$ s='one_two_three_four_five'</text:p>
            <text:p>$ A="$(cut -d'_' -f2 &lt;&lt;&lt;"$s")"</text:p>
            <text:p>$ echo "$A"</text:p>
            <text:p>two</text:p>
            <text:p>$ B="$(cut -d'_' -f4 &lt;&lt;&lt;"$s")"</text:p>
            <text:p>$ echo "$B"</text:p>
            <text:p>four</text:p>
          </table:table-cell>
          <table:table-cell office:value-type="string" calcext:value-type="string">
            <text:p>Autre exemple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head -10 file</text:p>
          </table:table-cell>
          <table:table-cell office:value-type="string" calcext:value-type="string">
            <text:p>Donne les 10 premières ligne de file.</text:p>
          </table:table-cell>
          <table:table-cell table:number-columns-repeated="1021"/>
        </table:table-row>
        <table:table-row table:style-name="ro13">
          <table:table-cell/>
          <table:table-cell table:style-name="ce20" office:value-type="string" calcext:value-type="string">
            <text:p>awk '$2 ~ /^L/' file</text:p>
          </table:table-cell>
          <table:table-cell office:value-type="string" calcext:value-type="string">
            <text:p>Extrait de file toutes les lignes dont le 2e champ commence par “L”.</text:p>
            <text:p>Example file =</text:p>
            <text:p>59  LOUIS   1202    +1</text:p>
            <text:p>60  FREDDIE 1201    +4</text:p>
            <text:p>61  FINLAY  1200    -2</text:p>
            <text:p>62  LEON    1137    +12</text:p>
            <text:p>63  HARLEY  1132    +6</text:p>
            <text:p>64  DAVID   1127    -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8">
          <table:table-cell/>
          <table:table-cell table:style-name="ce19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39" office:value-type="string" calcext:value-type="string">
            <text:p>nslookup site.com</text:p>
          </table:table-cell>
          <table:table-cell table:style-name="ce2" office:value-type="string" calcext:value-type="string">
            <text:p>Renvoie l'adresse IP de site.com.</text:p>
          </table:table-cell>
          <table:table-cell table:style-name="ce65" office:value-type="string" calcext:value-type="string" table:number-columns-spanned="1" table:number-rows-spanned="3">
            <text:p>Ces 3 commandes interrogent le serveur DNS.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9" office:value-type="string" calcext:value-type="string">
            <text:p>dig site.com</text:p>
          </table:table-cell>
          <table:table-cell table:style-name="ce2" office:value-type="string" calcext:value-type="string">
            <text:p>Idem.</text:p>
          </table:table-cell>
          <table:covered-table-cell table:style-name="ce2"/>
          <table:table-cell table:style-name="ce2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ce2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getent hosts site.com</text:p>
          </table:table-cell>
          <table:table-cell table:style-name="ce2"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PIE À DISTANCE</text:p>
          </table:table-cell>
          <table:table-cell table:number-columns-repeated="1023"/>
        </table:table-row>
        <table:table-row table:style-name="ro14">
          <table:table-cell/>
          <table:table-cell office:value-type="string" calcext:value-type="string">
            <text:p>rsync -av /home/user/Desktop/file user@191.168.1.21:/home/user/Desktop/remote_file</text:p>
          </table:table-cell>
          <table:table-cell office:value-type="string" calcext:value-type="string">
            <text:p>Copie file vers remote_fi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p src dest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19" office:value-type="string" calcext:value-type="string">
            <text:p>touch foo bar &amp;&amp; ls -l !#:2</text:p>
          </table:table-cell>
          <table:table-cell table:style-name="ce26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unzip file.zip [-d destination_folder]</text:p>
          </table:table-cell>
          <table:table-cell office:value-type="string" calcext:value-type="string">
            <text:p>Unzip a file [to a particular dest. folder]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xzvf nom_archive.tar.gz <text:s/>-C repertoire</text:p>
          </table:table-cell>
          <table:table-cell office:value-type="string" calcext:value-type="string">
            <text:p>Idem vers un autre réperto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VARNAME="my value"</text:p>
          </table:table-cell>
          <table:table-cell office:value-type="string" calcext:value-type="string">
            <text:p>À mettre dans .bashrc [/etc/environment] pour ajouter VARNAME à toutes les futures sessions bash [system wide] de manière permanen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3">
          <table:table-cell table:style-name="ce17"/>
          <table:table-cell table:style-name="ce43" office:value-type="string" calcext:value-type="string">
            <text:p><text:span text:style-name="T4">case "$1" in </text:span></text:p>
            <text:p><text:span text:style-name="T4">"cat"|"dog"|"mouse")</text:span></text:p>
            <text:p><text:span text:style-name="T4">echo "dollar 1 is either a cat or a dog or a mouse"</text:span></text:p>
            <text:p><text:span text:style-name="T4">;;</text:span></text:p>
            <text:p><text:span text:style-name="T4">*)</text:span></text:p>
            <text:p><text:span text:style-name="T4">echo "none of the above"</text:span></text:p>
            <text:p><text:span text:style-name="T4">;;</text:span></text:p>
            <text:p><text:span text:style-name="T4">esac</text:span></text:p>
            <text:p/>
          </table:table-cell>
          <table:table-cell table:style-name="ce61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9">
          <table:table-cell table:style-name="ce17"/>
          <table:table-cell table:style-name="ce43" office:value-type="string" calcext:value-type="string">
            <text:p><text:span text:style-name="T4">a=123</text:span></text:p>
            <text:p><text:span text:style-name="T4">echo "${a::-1}"</text:span></text:p>
            <text:p><text:span text:style-name="T4">=&gt; 12</text:span></text:p>
            <text:p/>
          </table:table-cell>
          <table:table-cell table:style-name="ce63" office:value-type="string" calcext:value-type="string">
            <text:p>Substring.</text:p>
          </table:table-cell>
          <table:table-cell table:number-columns-repeated="1021"/>
        </table:table-row>
        <table:table-row table:style-name="ro12">
          <table:table-cell table:style-name="ce17"/>
          <table:table-cell table:style-name="ce43" office:value-type="string" calcext:value-type="string">
            <text:p><text:span text:style-name="T4">var=test</text:span></text:p>
            <text:p><text:span text:style-name="T4">test="my string"</text:span></text:p>
            <text:p><text:span text:style-name="T4">echo "$var"</text:span></text:p>
            <text:p><text:span text:style-name="T4">=&gt; test</text:span></text:p>
            <text:p><text:span text:style-name="T4">echo "${!var}"</text:span></text:p>
            <text:p><text:span text:style-name="T4">=&gt; my string</text:span></text:p>
            <text:p/>
          </table:table-cell>
          <table:table-cell table:style-name="ce61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3">
          <table:table-cell/>
          <table:table-cell table:style-name="ce45" office:value-type="string" calcext:value-type="string">
            <text:p><text:span text:style-name="T5">#!/bin/bash</text:span></text:p>
            <text:p><text:span text:style-name="T5">find . -type f | while read</text:span></text:p>
            <text:p><text:span text:style-name="T5">do</text:span></text:p>
            <text:p><text:span text:style-name="T5">f=`echo "$REPLY"`</text:span></text:p>
            <text:p><text:span text:style-name="T5">fn=`echo "$REPLY" | sed 's/\"//g' | sed 's/…/ etc/g'`</text:span></text:p>
            <text:p><text:span text:style-name="T5">echo $fn</text:span></text:p>
            <text:p><text:span text:style-name="T5">#mv "$f" "$fn"</text:span></text:p>
            <text:p><text:span text:style-name="T5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15">
          <table:table-cell/>
          <table:table-cell table:style-name="ce45" office:value-type="string" calcext:value-type="string">
            <text:p><text:span text:style-name="T6">for i in *_original.*</text:span></text:p>
            <text:p><text:span text:style-name="T6">do</text:span></text:p>
            <text:p><text:span text:style-name="T6">echo cp -p "$i" "${i/_original./_copy.}"</text:span></text:p>
            <text:p><text:span text:style-name="T6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6">
          <table:table-cell/>
          <table:table-cell table:style-name="ce43" office:value-type="string" calcext:value-type="string">
            <text:p><text:span text:style-name="T4">#!/bin/bash</text:span></text:p>
            <text:p><text:span text:style-name="T4">cd /home/frromain/Documents/Informatique/Prog/Web/Sites/livrets/Data</text:span></text:p>
            <text:p><text:span text:style-name="T4">find . \( -name '*.txt' -o -name '*.tex' -o -name '*.gabc' \) | while read</text:span></text:p>
            <text:p><text:span text:style-name="T4">do</text:span></text:p>
            <text:p><text:span text:style-name="T4">   sed -i "s/√/↓/g" "$REPLY"</text:span></text:p>
            <text:p><text:span text:style-name="T4">   sed -i "s/®/¶/g" "$REPLY"</text:span></text:p>
            <text:p><text:span text:style-name="T4">   sed -i "s/†/ŧ/g" "$REPLY"</text:span></text:p>
            <text:p><text:span text:style-name="T4">   sed -i "s/ã/å/g" "$REPLY"</text:span></text:p>
            <text:p><text:span text:style-name="T4">   sed -i "s/õ/Ø/g" "$REPLY"</text:span></text:p>
            <text:p><text:span text:style-name="T4">   sed -i "s/Ï/¥/g" "$REPLY"</text:span></text:p>
            <text:p><text:span text:style-name="T4">   sed -i "s/™/Ŧ/g" "$REPLY"</text:span></text:p>
            <text:p><text:span text:style-name="T4">   sed -i "s/∏/Þ/g" "$REPLY"</text:span></text:p>
            <text:p><text:span text:style-name="T4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15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echo "Enter two numbers"</text:p>
            <text:p>read num1 num2</text:p>
            <text:p>sum=$((num1 + num2))</text:p>
            <text:p>echo "The sum is $sum."</text:p>
          </table:table-cell>
          <table:table-cell office:value-type="string" calcext:value-type="string">
            <text:p>Additionner 2 nombres entrés par l’U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array=(</text:p>
            <text:p>/apache</text:p>
            <text:p>/apache/bin</text:p>
            <text:p>/apache/conf</text:p>
            <text:p>/apache/lib</text:p>
            <text:p>)</text:p>
            <text:p>for dir in "${array[@]}"; do</text:p>
            <text:p>  [[ ! -d "$dir" ]] &amp;&amp; mkdir "$dir"</text:p>
            <text:p>done</text:p>
          </table:table-cell>
          <table:table-cell office:value-type="string" calcext:value-type="string">
            <text:p>Boucle sur un array, vérifie que chaque item existe, sinon crée le dossier.</text:p>
          </table:table-cell>
          <table:table-cell table:number-columns-repeated="1021"/>
        </table:table-row>
        <table:table-row table:style-name="ro18">
          <table:table-cell/>
          <table:table-cell office:value-type="string" calcext:value-type="string">
            <text:p>for f in *-QTR*.tsv</text:p>
            <text:p>do </text:p>
            <text:p>  grep 8-K &lt; "$f" &gt; "${f:0:4}"Q"${f:8:1}".txt</text:p>
            <text:p>done</text:p>
          </table:table-cell>
          <table:table-cell office:value-type="string" calcext:value-type="string">
            <text:p>Grep sur le contenu d’un fichier et exporte ce fichier vers un fichier au nom semblable (2008-QTR1.tsv &gt; 2008Q1.txt).</text:p>
          </table:table-cell>
          <table:table-cell table:number-columns-repeated="1021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31"/>
        <table:table-column table:style-name="co7" table:default-cell-style-name="ce29"/>
        <table:table-column table:style-name="co8" table:default-cell-style-name="ce29"/>
        <table:table-column table:style-name="co5" table:number-columns-repeated="1021" table:default-cell-style-name="ce38"/>
        <table:table-row table:style-name="ro1">
          <table:table-cell office:value-type="string" calcext:value-type="string">
            <text:p>'.</text:p>
          </table:table-cell>
          <table:table-cell table:style-name="ce33" office:value-type="string" calcext:value-type="string">
            <text:p>Va à la dernière modification.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33" office:value-type="string" calcext:value-type="string">
            <text:p>Idem.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33" office:value-type="string" calcext:value-type="string">
            <text:p>Idem.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19" office:value-type="string" calcext:value-type="string">
            <text:p>:%s/pattern//ng</text:p>
          </table:table-cell>
          <table:table-cell table:style-name="ce33" office:value-type="string" calcext:value-type="string">
            <text:p>Compte le nombre d'occurrences de 'pattern'.</text:p>
          </table:table-cell>
          <table:table-cell table:style-name="ce33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33" office:value-type="string" calcext:value-type="string">
            <text:p>Affiche toutes les occurrences de 'pattern'.</text:p>
          </table:table-cell>
          <table:table-cell table:style-name="ce26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:g/pattern/d</text:p>
          </table:table-cell>
          <table:table-cell table:style-name="ce33" office:value-type="string" calcext:value-type="string">
            <text:p>Efface toutes les lignes (g) qui contiennent ‘pattern’.</text:p>
          </table:table-cell>
          <table:table-cell table:style-name="ce26"/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33" office:value-type="string" calcext:value-type="string">
            <text:p>Delete to mark a.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33" office:value-type="string" calcext:value-type="string">
            <text:p>Yank to mark a.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33" office:value-type="string" calcext:value-type="string">
            <text:p>Quick ref.</text:p>
          </table:table-cell>
          <table:table-cell table:style-name="ce33"/>
          <table:table-cell table:number-columns-repeated="1021"/>
        </table:table-row>
        <table:table-row table:style-name="ro8">
          <table:table-cell office:value-type="string" calcext:value-type="string">
            <text:p>gv</text:p>
          </table:table-cell>
          <table:table-cell table:style-name="ce33" office:value-type="string" calcext:value-type="string">
            <text:p>Retourne en mode visuel après une commande, avec la même sélection que la dernière fois.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33" office:value-type="string" calcext:value-type="string">
            <text:p>Chemin du fichier courant.</text:p>
          </table:table-cell>
          <table:table-cell table:style-name="ce33"/>
          <table:table-cell table:number-columns-repeated="1021"/>
        </table:table-row>
        <table:table-row table:style-name="ro8">
          <table:table-cell office:value-type="string" calcext:value-type="string">
            <text:p>set ft=php.txtfmt</text:p>
          </table:table-cell>
          <table:table-cell table:style-name="ce33" office:value-type="string" calcext:value-type="string">
            <text:p>Format fichier = php + txtfmt (permet d'avoir les 2 highlightings).</text:p>
          </table:table-cell>
          <table:table-cell table:style-name="ce33"/>
          <table:table-cell table:number-columns-repeated="1021"/>
        </table:table-row>
        <table:table-row table:style-name="ro1" table:number-rows-repeated="4">
          <table:table-cell/>
          <table:table-cell table:style-name="ce33" table:number-columns-repeated="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9" table:default-cell-style-name="ce46"/>
        <table:table-column table:style-name="co10" table:default-cell-style-name="ce47"/>
        <table:table-column table:style-name="co11" table:default-cell-style-name="ce38"/>
        <table:table-column table:style-name="co5" table:number-columns-repeated="1021" table:default-cell-style-name="ce38"/>
        <table:table-row table:style-name="ro8">
          <table:table-cell table:style-name="ce42" office:value-type="string" calcext:value-type="string">
            <text:p>git show &lt;sha du commit&gt;</text:p>
          </table:table-cell>
          <table:table-cell table:style-name="ce33" office:value-type="string" calcext:value-type="string">
            <text:p>Montre les détails d'un commit.</text:p>
          </table:table-cell>
          <table:table-cell table:style-name="ce17"/>
          <table:table-cell table:style-name="ce48" office:value-type="float" office:value="100755" calcext:value-type="float">
            <text:p>100755</text:p>
          </table:table-cell>
          <table:table-cell table:style-name="ce33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git commit</text:p>
          </table:table-cell>
          <table:table-cell table:style-name="ce33" office:value-type="string" calcext:value-type="string">
            <text:p>Après avoir résolu un conflit.</text:p>
          </table:table-cell>
          <table:table-cell table:style-name="ce17"/>
          <table:table-cell table:style-name="ce48" office:value-type="float" office:value="100644" calcext:value-type="float">
            <text:p>100644</text:p>
          </table:table-cell>
          <table:table-cell table:style-name="ce33" office:value-type="string" calcext:value-type="string">
            <text:p>Normal file</text:p>
          </table:table-cell>
          <table:table-cell table:number-columns-repeated="1019"/>
        </table:table-row>
        <table:table-row table:style-name="ro2">
          <table:table-cell table:style-name="ce42" office:value-type="string" calcext:value-type="string">
            <text:p>git rm -r --cached &lt;path to folder&gt;</text:p>
          </table:table-cell>
          <table:table-cell table:style-name="ce33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42" office:value-type="string" calcext:value-type="string">
            <text:p>git branch -vv</text:p>
          </table:table-cell>
          <table:table-cell table:style-name="ce33" office:value-type="string" calcext:value-type="string">
            <text:p>Montre les branches et les remote-trackings.</text:p>
          </table:table-cell>
          <table:table-cell table:style-name="ce17" table:number-columns-repeated="3"/>
          <table:table-cell table:number-columns-repeated="1019"/>
        </table:table-row>
        <table:table-row table:style-name="ro4">
          <table:table-cell table:style-name="ce42" office:value-type="string" calcext:value-type="string">
            <text:p>git diff -p &lt;commit_1&gt; &lt;commit_2&gt; &lt;nom_du_fichier&gt;</text:p>
          </table:table-cell>
          <table:table-cell table:style-name="ce33" office:value-type="string" calcext:value-type="string">
            <text:p>Montre les différences entre c1 et c2 sur le fichier mentionné.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42" office:value-type="string" calcext:value-type="string">
            <text:p>git blame &lt;nom fichier&gt;</text:p>
          </table:table-cell>
          <table:table-cell table:style-name="ce33" office:value-type="string" calcext:value-type="string">
            <text:p>Historique d'un fichier.</text:p>
          </table:table-cell>
          <table:table-cell table:style-name="ce17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git blame -L 150,+11 -- file.sh</text:p>
          </table:table-cell>
          <table:table-cell table:style-name="ce33" office:value-type="string" calcext:value-type="string">
            <text:p>Blâme sur une ou plusieurs lignes de code.</text:p>
          </table:table-cell>
          <table:table-cell table:style-name="ce17" table:number-columns-repeated="3"/>
          <table:table-cell table:number-columns-repeated="1019"/>
        </table:table-row>
        <table:table-row table:style-name="ro4">
          <table:table-cell table:style-name="ce42" office:value-type="string" calcext:value-type="string">
            <text:p>git remote set-url remote_rep &lt;new_url&gt; [&lt;old_url]</text:p>
          </table:table-cell>
          <table:table-cell table:style-name="ce33" office:value-type="string" calcext:value-type="string">
            <text:p>Changer l’url du remote ‘remote_rep’.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42" office:value-type="string" calcext:value-type="string">
            <text:p>git log –grep=&lt;patter&gt;</text:p>
          </table:table-cell>
          <table:table-cell table:style-name="ce33" office:value-type="string" calcext:value-type="string">
            <text:p>Chercher &lt;pattern&gt; dans les logs.</text:p>
          </table:table-cell>
          <table:table-cell table:style-name="ce17" table:number-columns-repeated="3"/>
          <table:table-cell table:number-columns-repeated="1019"/>
        </table:table-row>
        <table:table-row table:style-name="ro7">
          <table:table-cell table:style-name="ce42" office:value-type="string" calcext:value-type="string">
            <text:p>git merge --no-commit --squash branchA</text:p>
            <text:p>git reset HEAD</text:p>
          </table:table-cell>
          <table:table-cell table:style-name="ce29" office:value-type="string" calcext:value-type="string">
            <text:p>Pour merger les modifs de branchA dans la branche courante à l’état unstaged.</text:p>
          </table:table-cell>
          <table:table-cell table:style-name="ce17" table:number-columns-repeated="3"/>
          <table:table-cell table:number-columns-repeated="1019"/>
        </table:table-row>
        <table:table-row table:style-name="ro10">
          <table:table-cell table:style-name="ce24" office:value-type="string" calcext:value-type="string">
            <text:p>1. Add it to .gitignore</text:p>
            <text:p>2. Remove the file from git without deleting the file:</text:p>
            <text:p>git rm --cached path/to/settings.py</text:p>
            <text:p>3. Commit the change: git commit -m "Remove settings.py"</text:p>
          </table:table-cell>
          <table:table-cell table:style-name="ce29" office:value-type="string" calcext:value-type="string">
            <text:p>Ne plus tracker le fichier settings.py.</text:p>
          </table:table-cell>
          <table:table-cell table:style-name="ce17" table:number-columns-repeated="3"/>
          <table:table-cell table:number-columns-repeated="1019"/>
        </table:table-row>
        <table:table-row table:style-name="ro1" table:number-rows-repeated="8">
          <table:table-cell table:style-name="ce42"/>
          <table:table-cell table:style-name="ce29"/>
          <table:table-cell table:style-name="ce17" table:number-columns-repeated="3"/>
          <table:table-cell table:number-columns-repeated="1019"/>
        </table:table-row>
        <table:table-row table:style-name="ro1" table:number-rows-repeated="6">
          <table:table-cell table:style-name="ce44"/>
          <table:table-cell table:style-name="ce29"/>
          <table:table-cell table:style-name="ce17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jango" table:style-name="ta1">
        <table:table-column table:style-name="co12" table:default-cell-style-name="ce31"/>
        <table:table-column table:style-name="co13" table:default-cell-style-name="ce17"/>
        <table:table-column table:style-name="co5" table:number-columns-repeated="1022" table:default-cell-style-name="ce17"/>
        <table:table-row table:style-name="ro1">
          <table:table-cell office:value-type="string" calcext:value-type="string">
            <text:p>virtualenv -p python3.7 my_project</text:p>
          </table:table-cell>
          <table:table-cell office:value-type="string" calcext:value-type="string">
            <text:p>Création de l’environnement virtue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 my_proj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ce bin/activate</text:p>
          </table:table-cell>
          <table:table-cell office:value-type="string" calcext:value-type="string">
            <text:p>Active l’environnement virtuel.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pip install Django</text:p>
          </table:table-cell>
          <table:table-cell office:value-type="string" calcext:value-type="string">
            <text:p>Installations dans le virtualenv.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pip install pylin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pip install mysql-clien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python -c "import django; print(django.get_version())"</text:p>
          </table:table-cell>
          <table:table-cell office:value-type="string" calcext:value-type="string">
            <text:p>Version de Djang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jango-admin startproject my_project</text:p>
          </table:table-cell>
          <table:table-cell office:value-type="string" calcext:value-type="string">
            <text:p>Création de l’application Django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d my_project</text:p>
          </table:table-cell>
          <table:table-cell office:value-type="string" calcext:value-type="string">
            <text:p>On se retrouve donc dans my_project/my_project (contenant un sous-dossier my_project !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/manage.py runserver</text:p>
          </table:table-cell>
          <table:table-cell office:value-type="string" calcext:value-type="string">
            <text:p>Pour starter l’application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pip install django-tempus-dominus</text:p>
          </table:table-cell>
          <table:table-cell office:value-type="string" calcext:value-type="string">
            <text:p>Pour installer tempus-dominus.</text:p>
            <text:p>- Ensuite dans settings.py :</text:p>
            <text:p>1. Installed apps: ajouter ‘tempus_dominus’.</text:p>
            <text:p>2. Ajouter tout en bas une option pour dire à Django de ne pas aller chercher les scripts sur le Cloud : TEMPUS_DOMINUS_INCLUDE_ASSETS = False</text:p>
            <text:p>- Puis installer lesdits scripts en allant les chercher sur le Cloud :</text:p>
            <text:p>https://cdnjs.cloudflare.com/ajax/libs/tempusdominus-bootstrap-4/5.1.2/js/tempusdominus-bootstrap-4.min.js</text:p>
            <text:p>https://cdnjs.cloudflare.com/ajax/libs/tempusdominus-bootstrap-4/5.1.2/css/tempusdominus-bootstrap-4.min.css</text:p>
            <text:p>https://cdnjs.cloudflare.com/ajax/libs/moment.js/2.23.0/moment.min.js</text:p>
            <text:p>- Enfin bien sûr indiquer le chemin de ces scripts dans le main template.html.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14" table:default-cell-style-name="ce40"/>
        <table:table-column table:style-name="co15" table:default-cell-style-name="ce42"/>
        <table:table-column table:style-name="co16" table:default-cell-style-name="ce33"/>
        <table:table-column table:style-name="co5" table:number-columns-repeated="1021" table:default-cell-style-name="ce38"/>
        <table:table-row table:style-name="ro1">
          <table:table-cell office:value-type="string" calcext:value-type="string">
            <text:p>USERS</text:p>
          </table:table-cell>
          <table:table-cell table:style-name="ce19"/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SET PASSWORD FOR 'user'@'localhost' = PASSWORD('mdp');</text:p>
          </table:table-cell>
          <table:table-cell office:value-type="string" calcext:value-type="string">
            <text:p>Changer mot de passe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TABLES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FIELDS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PAD(text, 50, “.”);</text:p>
          </table:table-cell>
          <table:table-cell office:value-type="string" calcext:value-type="string">
            <text:p><text:span text:style-name="T7">Tronquer un champ à droite </text:span><text:span text:style-name="T8">(field, length, fill)</text:span>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FOREIGN KEYS</text:p>
          </table:table-cell>
          <table:table-cell table:style-name="ce19"/>
          <table:table-cell table:number-columns-repeated="1022"/>
        </table:table-row>
        <table:table-row table:style-name="ro9">
          <table:table-cell/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1023"/>
        </table:table-row>
        <table:table-row table:style-name="ro8">
          <table:table-cell/>
          <table:table-cell office:value-type="string" calcext:value-type="string">
            <text:p>SHOW ENGINE INNODB STATUS;</text:p>
          </table:table-cell>
          <table:table-cell office:value-type="string" calcext:value-type="string">
            <text:p>Utile pour repérer une erreur (par ex. échec de création d’une clé étrangère)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17:26:05.002915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0T17:32:10.504615138</dc:date>
    <meta:editing-duration>P2DT8H31M25S</meta:editing-duration>
    <meta:editing-cycles>344</meta:editing-cycles>
    <meta:generator>LibreOffice/6.0.7.3$Linux_X86_64 LibreOffice_project/00m0$Build-3</meta:generator>
    <meta:document-statistic meta:table-count="5" meta:cell-count="479" meta:object-count="0"/>
  </office:meta>
</office:document-meta>
</file>